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700002984AFEB9684B0CBD6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7.268cm, 3.15cm, 38.523cm, 2.57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32cm" svg:height="7.43cm" svg:x="0.254cm" svg:y="5.524cm">
          <draw:image xlink:href="Pictures/10000201000009C700002984AFEB9684B0CBD6FF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1.016cm" svg:x="11.938cm" svg:y="4.508cm">
          <draw:text-box>
            <text:p>Ground Truth</text:p>
          </draw:text-box>
        </draw:frame>
        <draw:frame draw:style-name="gr2" draw:text-style-name="P2" draw:layer="layout" svg:width="6.096cm" svg:height="1.016cm" svg:x="20.574cm" svg:y="4.508cm">
          <draw:text-box>
            <text:p>Mask RCNN output</text:p>
          </draw:text-box>
        </draw:frame>
        <draw:frame draw:style-name="gr2" draw:text-style-name="P2" draw:layer="layout" svg:width="3.556cm" svg:height="1.016cm" svg:x="2.794cm" svg:y="4.508cm">
          <draw:text-box>
            <text:p>Input data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23:58:07.746666429</meta:creation-date>
    <dc:date>2022-11-23T00:03:25.717907598</dc:date>
    <meta:editing-duration>PT5M18S</meta:editing-duration>
    <meta:editing-cycles>1</meta:editing-cycles>
    <meta:document-statistic meta:object-count="27"/>
    <meta:generator>LibreOffice/6.4.7.2$Linux_X86_64 LibreOffice_project/40$Build-2</meta:generator>
  </office:meta>
</office:document-meta>
</file>